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1]=1;1;0)" office:value-type="boolean" office:boolean-value="false" calcext:value-type="boolean">
            <text:p>FAUX</text:p>
          </table:table-cell>
          <table:table-cell table:style-name="ce33" table:formula="of:=[.D81]*[.J81]+[.L80]" office:value-type="percentage" office:value="0.7545" calcext:value-type="percentage">
            <text:p>75%</text:p>
          </table:table-cell>
          <table:table-cell table:style-name="ce35" table:formula="of:=IF([.K81];[.D81]*[.J81];0)+[.M80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1-29" calcext:value-type="date">
            <text:p>29/01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2]=1;1;0)" office:value-type="boolean" office:boolean-value="false" calcext:value-type="boolean">
            <text:p>FAUX</text:p>
          </table:table-cell>
          <table:table-cell table:style-name="ce33" table:formula="of:=[.D82]*[.J82]+[.L81]" office:value-type="percentage" office:value="0.7545" calcext:value-type="percentage">
            <text:p>75%</text:p>
          </table:table-cell>
          <table:table-cell table:style-name="ce35" table:formula="of:=IF([.K82];[.D82]*[.J82];0)+[.M81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8" calcext:value-type="date">
            <text:p>18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83]=1;1;0)" office:value-type="boolean" office:boolean-value="false" calcext:value-type="boolean">
            <text:p>FAUX</text:p>
          </table:table-cell>
          <table:table-cell table:style-name="ce33" table:formula="of:=[.D83]*[.J83]+[.L82]" office:value-type="percentage" office:value="0.7545" calcext:value-type="percentage">
            <text:p>75%</text:p>
          </table:table-cell>
          <table:table-cell table:style-name="ce35" table:formula="of:=IF([.K83];[.D83]*[.J83];0)+[.M82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24" calcext:value-type="float">
            <text:p>24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7545" calcext:value-type="percentage">
            <text:p>75%</text:p>
          </table:table-cell>
          <table:table-cell table:style-name="ce35" table:formula="of:=IF([.K84];[.D84]*[.J84];0)+[.M83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8:29:54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2-02T18:58:20.237000000</dc:date>
    <meta:editing-duration>PT3H57M11S</meta:editing-duration>
    <meta:editing-cycles>46</meta:editing-cycles>
    <meta:generator>LibreOffice/4.1.5.3$Windows_x86 LibreOffice_project/1c1366bba2ba2b554cd2ca4d87c06da81c05d24</meta:generator>
    <meta:document-statistic meta:table-count="2" meta:cell-count="3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9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608cm" svg:width="28.103cm" svg:height="17.81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01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4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 text:style-name="P2"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384cm">
          <chartooo:coordinate-region svg:x="4.254cm" svg:y="2.356cm" svg:width="22.032cm" svg:height="14.684cm"/>
          <chart:axis chart:dimension="x" chart:name="primary-x" chart:style-name="ch5" chartooo:axis-type="auto">
            <chart:title svg:x="12.971cm" svg:y="18.122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3cm" svg:y="11.309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69cm" svg:y="0.225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27cm" svg:width="26.813cm" svg:height="17.816cm">
          <chartooo:coordinate-region svg:x="2.83cm" svg:y="2.92cm" svg:width="24.946cm" svg:height="16.691cm"/>
          <chart:axis chart:dimension="x" chart:name="primary-x" chart:style-name="ch5" chartooo:axis-type="auto">
            <chart:title svg:x="12.899cm" svg:y="20.663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525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